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62100" calcext:value-type="float">
            <text:p>621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6600" calcext:value-type="float">
            <text:p>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54700" calcext:value-type="float">
            <text:p>547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10400" calcext:value-type="float">
            <text:p>1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83400" calcext:value-type="float">
            <text:p>18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table:style-name="ce15" table:formula="of:=SUM([.B31:.F31])" office:value-type="float" office:value="22900" calcext:value-type="float">
            <text:p>229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805.263157894737" calcext:value-type="float">
            <text:p>805.263157894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54:.F54])" office:value-type="float" office:value="394.736842105263" calcext:value-type="float">
            <text:p>394.73684210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841.795665634675" calcext:value-type="float">
            <text:p>841.795665634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805.263157894737" calcext:value-type="float">
            <text:p>805.263157894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841.795665634675" calcext:value-type="float">
            <text:p>841.795665634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252.32198142415" calcext:value-type="float">
            <text:p>1252.321981424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20" office:value-type="float" office:value="0" calcext:value-type="float">
            <text:p>0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24173.0650154799" calcext:value-type="float">
            <text:p>24173.065015479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0:11:37.721422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2T11:04:52.808661381</dc:date>
    <meta:editing-duration>P10DT5H35M3S</meta:editing-duration>
    <meta:editing-cycles>3213</meta:editing-cycles>
    <meta:generator>LibreOffice/4.2.8.2$Linux_X86_64 LibreOffice_project/420m0$Build-2</meta:generator>
    <meta:document-statistic meta:table-count="19" meta:cell-count="8886" meta:object-count="0"/>
  </office:meta>
</office:document-meta>
</file>